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8.7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037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6.09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7.23cm"/>
    </style:style>
    <style:style style:name="co11" style:family="table-column">
      <style:table-column-properties fo:break-before="auto" style:column-width="7.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ext-properties fo:color="#1b1b1b" style:font-name="CABRILA" style:font-name-complex="CABRILA"/>
    </style:style>
    <style:style style:name="ce11" style:family="table-cell" style:parent-style-name="Default">
      <style:text-properties fo:color="#1b1b1b"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9" style:family="table-cell" style:parent-style-name="Default">
      <style:text-properties style:font-name="Cabrila" style:font-name-complex="Cabrila"/>
    </style:style>
    <style:style style:name="ce13" style:family="table-cell" style:parent-style-name="Default" style:data-style-name="N37">
      <style:text-properties style:font-name="Cabrila" style:font-name-complex="Cabrila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6" style:family="table-cell" style:parent-style-name="Default">
      <style:text-properties style:font-name="Cabrila" style:font-name-complex="Cabrila"/>
    </style:style>
    <style:style style:name="ce17" style:family="table-cell" style:parent-style-name="Default">
      <style:text-properties fo:color="#1b1b1b" style:font-name="CABRILA" style:font-name-complex="CABRILA"/>
    </style:style>
    <style:style style:name="ce18" style:family="table-cell" style:parent-style-name="Default">
      <style:text-properties fo:color="#1b1b1b"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0" style:family="table-cell" style:parent-style-name="Default" style:data-style-name="N37">
      <style:text-properties style:font-name="Cabrila" style:font-name-complex="Cabrila"/>
    </style:style>
    <style:style style:name="ce21" style:family="table-cell" style:parent-style-name="Default">
      <style:text-properties style:font-name="Liberation Sans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6-11-24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5" office:value-type="string" calcext:value-type="string">
            <text:p>WF NO</text:p>
          </table:table-cell>
          <table:table-cell table:style-name="ce15" office:value-type="string" calcext:value-type="string">
            <text:p>WF Name</text:p>
          </table:table-cell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Bugs</text:p>
          </table:table-cell>
          <table:table-cell table:style-name="ce15" office:value-type="string" calcext:value-type="string">
            <text:p>Data</text:p>
          </table:table-cell>
          <table:table-cell table:style-name="ce15" table:number-columns-repeated="1018"/>
        </table:table-row>
        <table:table-row table:style-name="ro2">
          <table:table-cell office:value-type="string" calcext:value-type="string">
            <text:p>WORKFLOW_09</text:p>
          </table:table-cell>
          <table:table-cell office:value-type="string" calcext:value-type="string">
            <text:p>VAT_Transfer</text:p>
          </table:table-cell>
          <table:table-cell office:value-type="string" calcext:value-type="string">
            <text:p>NTA PO</text:p>
            <text:p>NTA AP Invoice</text:p>
            <text:p/>
          </table:table-cell>
          <table:table-cell office:value-type="string" calcext:value-type="string">
            <text:p>Fail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WORKFLOW_011</text:p>
          </table:table-cell>
          <table:table-cell table:number-columns-repeated="2" table:style-name="ce16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office:value-type="string" calcext:value-type="string">
            <text:p>WORKFLOW_036</text:p>
          </table:table-cell>
          <table:table-cell table:style-name="ce17" office:value-type="string" calcext:value-type="string">
            <text:p>Marketing Campagin (Trade)</text:p>
          </table:table-cell>
          <table:table-cell table:style-name="ce19" office:value-type="string" calcext:value-type="string">
            <text:p>Imported 9 files</text:p>
            <text:p>Validate proposal</text:p>
            <text:p>Run scheduler</text:p>
            <text:p>Check if Nta Marketing campagin is also crea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ut import proposal screen processing is slow</text:p>
          </table:table-cell>
          <table:table-cell office:value-type="string" calcext:value-type="string">
            <text:p>Campagin: saw14sp_1149332 </text:p>
            <text:p>Campagin searh key: 1149332</text:p>
            <text:p>Sub proposal: saw14sp</text:p>
            <text:p>Product: 1029848</text:p>
            <text:p>Product category: Abbott Grow 1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office:value-type="string" calcext:value-type="string">
            <text:p>WORKFLOW_036</text:p>
          </table:table-cell>
          <table:table-cell table:style-name="ce18" office:value-type="string" calcext:value-type="string">
            <text:p>StockTake Adjustment</text:p>
          </table:table-cell>
          <table:table-cell office:value-type="string" calcext:value-type="string">
            <text:p>Stocktake Adjustment</text:p>
            <text:p>Stocktake adjustment authorization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1HH2409-10013 excess</text:p>
            <text:p>1HH2409-10018 missing</text:p>
          </table:table-cell>
          <table:table-cell table:number-columns-repeated="1018"/>
        </table:table-row>
      </table:table>
      <table:table table:name="18-11-24 " table:style-name="ta1">
        <table:table-column table:style-name="co1" table:default-cell-style-name="ce16"/>
        <table:table-column table:style-name="co2" table:number-columns-repeated="2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1">
          <table:table-cell table:style-name="ce15" office:value-type="string" calcext:value-type="string">
            <text:p>WF 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F Name</text:p>
          </table:table-cell>
          <table:table-cell table:style-name="ce15" office:value-type="string" calcext:value-type="string">
            <text:p>SR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Bugs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Reports</text:p>
          </table:table-cell>
          <table:table-cell table:style-name="ce15" table:number-columns-repeated="1016"/>
        </table:table-row>
        <table:table-row table:style-name="ro2">
          <table:table-cell office:value-type="string" calcext:value-type="string">
            <text:p>WORKFLOW_011</text:p>
          </table:table-cell>
          <table:table-cell table:style-name="ce16"/>
          <table:table-cell table:style-name="ce16" office:value-type="string" calcext:value-type="string">
            <text:p>Treasury Receipt</text:p>
          </table:table-cell>
          <table:table-cell table:number-columns-repeated="3"/>
          <table:table-cell office:value-type="string" calcext:value-type="string">
            <text:p>Doc NO: 06031BR2411-1004</text:p>
            <text:p>BP: 110004521</text:p>
            <text:p>Amount: 5.000,00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ORKFLOW_036</text:p>
          </table:table-cell>
          <table:table-cell table:style-name="ce20" office:value-type="date" office:date-value="2024-11-18" calcext:value-type="date">
            <text:p>18/11/24</text:p>
          </table:table-cell>
          <table:table-cell table:style-name="ce17" office:value-type="string" calcext:value-type="string">
            <text:p>Marketing Campagin (Trade)</text:p>
          </table:table-cell>
          <table:table-cell office:value-type="string" calcext:value-type="string">
            <text:p>1. Import Activity</text:p>
            <text:p>2. Import sub activity</text:p>
            <text:p>3. Import budget</text:p>
            <text:p>4. Import subbuget</text:p>
            <text:p>5. Import budget product group</text:p>
            <text:p>6. Import proposal</text:p>
            <text:p>7. Import subproposal</text:p>
            <text:p>8. Import proposal product group</text:p>
            <text:p>9. Import product SKU</text:p>
            <text:p>10. Marketing Campagin</text:p>
            <text:p>   10.1 Marketing campagin Mapping</text:p>
            <text:p>   10.2 Campagin sub proposal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TA PO: 1NPO2411-10098</text:p>
            <text:p>Campagin: 1150109-saw14sp_1150109</text:p>
            <text:p>Subactivity: wf14_Activation</text:p>
            <text:p>BP: 125000022</text:p>
            <text:p>GT: 220.000,00</text:p>
            <text:p>Tax: VAT 10%</text:p>
            <text:p>QTY: 100</text:p>
            <text:p>-------------------------------------</text:p>
            <text:p>GR: 1NGR2411-10301</text:p>
            <text:p><text:span text:style-name="T4">BP: 125000022</text:span></text:p>
            <text:p><text:span text:style-name="T4">---------------------------------------</text:span></text:p>
            <text:p><text:span text:style-name="T4">NTA AP Invoice: 1NAP2411-10606</text:span></text:p>
            <text:p><text:span text:style-name="T4">Invoice Type: Declared Invoice</text:span></text:p>
            <text:p><text:span text:style-name="T4">BP: 125000022</text:span></text:p>
            <text:p><text:span text:style-name="T4">Tax : VAT 10%</text:span></text:p>
            <text:p><text:span text:style-name="T4">Tax Amount : 20.000,00</text:span></text:p>
            <text:p><text:span text:style-name="T4">-----------------------------------------</text:span></text:p>
            <text:p><text:span text:style-name="T4">SO: 1SO42411-10022</text:span></text:p>
            <text:p><text:span text:style-name="T4">BP: 110005508</text:span></text:p>
            <text:p><text:span text:style-name="T4">Doc type: SG&amp;A Register Promotion Order</text:span></text:p>
            <text:p><text:span text:style-name="T4">WH: CDC ABB Borrow</text:span></text:p>
            <text:p><text:span text:style-name="T4">Chareg: Y</text:span></text:p>
          </table:table-cell>
          <table:table-cell table:style-name="ce21" office:value-type="string" calcext:value-type="string">
            <text:p><text:span text:style-name="T7">P2P Purchase Order Integration Report (N)</text:span></text:p>
            <text:p><text:span text:style-name="T7">P2P Invoice Integration Report</text:span></text:p>
            <text:p><text:span text:style-name="T7">P2P Actual &amp; Accrual Integration Report</text:span></text:p>
            <text:p><text:span text:style-name="T7">Contribution% Topline Report (N)</text:span></text:p>
            <text:p><text:span text:style-name="T7">Contribution% SG&amp;A Report</text:span>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VAT Transfer (Trade)</text:p>
          </table:table-cell>
          <table:table-cell office:value-type="string" calcext:value-type="string">
            <text:p>VAT Transfer (Trade)</text:p>
          </table:table-cell>
          <table:table-cell table:number-columns-repeated="2"/>
          <table:table-cell office:value-type="string" calcext:value-type="string">
            <text:p>DOC no: 8549802</text:p>
            <text:p>Prefix invoice no: 786987657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20:19.320613311</meta:creation-date>
    <meta:generator>LibreOffice/7.3.7.2$Linux_X86_64 LibreOffice_project/30$Build-2</meta:generator>
    <dc:date>2024-11-18T18:58:13.533513647</dc:date>
    <meta:editing-duration>PT15H52M32S</meta:editing-duration>
    <meta:editing-cycles>75</meta:editing-cycles>
    <meta:document-statistic meta:table-count="2" meta:cell-count="46" meta:object-count="0"/>
  </office:meta>
</office:document-meta>
</file>